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4pt" style:font-size-asian="14pt" style:font-size-complex="14pt"/>
    </style:style>
    <style:style style:name="P2" style:family="paragraph" style:parent-style-name="Standard">
      <style:text-properties style:font-name="Tahoma" fo:font-size="10.5pt" style:font-size-asian="10.5pt" style:font-size-complex="10.5pt"/>
    </style:style>
    <style:style style:name="P3" style:family="paragraph" style:parent-style-name="Standard" style:list-style-name="L1">
      <style:text-properties style:font-name="Tahoma" fo:font-size="10.5pt" style:font-size-asian="10.5pt" style:font-size-complex="10.5pt"/>
    </style:style>
    <style:style style:name="P4" style:family="paragraph" style:parent-style-name="Standard">
      <style:text-properties style:font-name="Tahoma" fo:font-size="9pt" style:font-size-asian="9pt" style:font-size-complex="9pt"/>
    </style:style>
    <style:style style:name="P5" style:family="paragraph" style:parent-style-name="Standard" style:list-style-name="L1">
      <style:text-properties style:font-name="Tahoma" fo:font-size="9pt" style:font-size-asian="9pt" style:font-size-complex="9pt"/>
    </style:style>
    <style:style style:name="P6" style:family="paragraph" style:parent-style-name="Standard" style:list-style-name="L2">
      <style:text-properties style:font-name="Tahoma"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Tahoma"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 – <text:span text:style-name="T1">Selene 30/04/2021</text:span></text:p>
      <text:p text:style-name="P1"/>
      <text:list xml:id="list6478842189343898170" text:style-name="L1">
        <text:list-item>
          <text:p text:style-name="P3">Definizione di DNS e funzionamento</text:p>
        </text:list-item>
      </text:list>
      <text:p text:style-name="P4">Domain Name System è un server che permette la corrispondenza tra gli indirizzi IP in formato numerico (Ipv4: 192.168.1.1) o esadecimale (Ipv6) con un nome simbolico (“<text:a xlink:type="simple" xlink:href="http://www.google.it/" text:style-name="Internet_20_link" text:visited-style-name="Visited_20_Internet_20_Link">www.google.it</text:a>”). Quando si digita sulla barra di ricerca un indirizzo con il nome simbolico è il DNS a restituirci il sito che stiamo cercando attraverso la corrispondenza salvata nei suoi database.</text:p>
      <text:p text:style-name="P4"/>
      <text:list xml:id="list30389543" text:continue-numbering="true" text:style-name="L1">
        <text:list-item>
          <text:p text:style-name="P3">Definire Internet</text:p>
        </text:list-item>
      </text:list>
      <text:p text:style-name="P4">Internet è una rete di collegamento che permette la connessione e comunicazione tra diversi dispositivi collegati tra loro attraverso di essa. Definibile come 'Rete di reti', permette di scambiarsi informazioni, media e contenuti tramite uno scambio di dati a livello globale tramite metodi di connessione Client/Server o Peer to Peer. </text:p>
      <text:list xml:id="list30373818" text:continue-numbering="true" text:style-name="L1">
        <text:list-header>
          <text:p text:style-name="P3"/>
        </text:list-header>
        <text:list-item>
          <text:p text:style-name="P3">Trasmissione di Messaggi in Internet</text:p>
        </text:list-item>
      </text:list>
      <text:p text:style-name="Standard">I messaggi in Internet messaggio sono trasmessi attraverso un metodo chiamato a pacchetti. Il messaggio infatti viene diviso in tanti sottopacchetti che vengono instradati su percorsi diversi e 'ricomposti' una volta arrivati a destinazione. Un codice nell'header del messaggio mette in relazione i pacchetti di uno stesso messaggio e se uno di questi pacchetti non <text:span text:style-name="T2">perviene allora viene richiesto di reinviarlo da capo. Ogni pacchetto ricevuto dal Router viene accodato su una pila e anche in questo caso, se la pila è piena, deve essere ritrasmesso.</text:span></text:p>
      <text:p text:style-name="P4"/>
      <text:list xml:id="list30381417" text:continue-numbering="true" text:style-name="L1">
        <text:list-item>
          <text:p text:style-name="P5">Livelli di un Dominio</text:p>
        </text:list-item>
      </text:list>
      <text:p text:style-name="P4">Prendiamo ad esempio il seguente indirizzo: </text:p>
      <text:p text:style-name="Standard"><text:a xlink:type="simple" xlink:href="http://www.mioSito.it/file/Index.html" text:style-name="Internet_20_link" text:visited-style-name="Visited_20_Internet_20_Link"><text:span text:style-name="T2">http://www.support.mioSito.it/file/Index.html</text:span></text:a></text:p>
      <text:p text:style-name="P4">-Livello 1: Top Level Domain. Gestito dall'organizzazione IANA definisce i suffissi come .it, .com, .org, .eu e così via. </text:p>
      <text:p text:style-name="P4">-Livello 2: Second Level Domain. E' il nome simbolico effettivo del sito, nel nostro esempio 'mioSito'. </text:p>
      <text:p text:style-name="P4">-Livello 3: Host. E' il livello che specifica come è organizzato internamente il dominio. </text:p>
      <text:p text:style-name="Standard"><text:a xlink:type="simple" xlink:href="http://www.support.mioSito.it/" text:style-name="Internet_20_link" text:visited-style-name="Visited_20_Internet_20_Link"><text:span text:style-name="T2">www.support.mioSito.it/</text:span></text:a><text:span text:style-name="T2"> rappresenta l'URL del sito,</text:span></text:p>
      <text:p text:style-name="P4">/file/Index.html rappresenta l'URN ed insieme corrispondono all'URI.</text:p>
      <text:p text:style-name="P4"/>
      <text:list xml:id="list30397270" text:continue-numbering="true" text:style-name="L1">
        <text:list-item>
          <text:p text:style-name="P5">Cos'è un Protocollo. Esempi.</text:p>
        </text:list-item>
      </text:list>
      <text:p text:style-name="P4">Un protocollo di comunicazione definisce delle regole attraverso cui è possibile la trasmissione di informazioni attraverso Internet. Sono regole definite mediante protocolli specifici gestite dal WWWConsortium (W3C) che rispettano degli standard ISO e sono normalmente suddivisi mediante un 'seven layer model' caratterizzato da sette livelli:</text:p>
      <text:p text:style-name="P4">-Livello Fisico</text:p>
      <text:p text:style-name="P4">-Livello di Dati</text:p>
      <text:p text:style-name="P4">-Livello di Rete</text:p>
      <text:p text:style-name="P4">-Livello di Trasporto</text:p>
      <text:p text:style-name="P4">-Livello di Sessione</text:p>
      <text:p text:style-name="P4">-Livello di Presentazione</text:p>
      <text:p text:style-name="P4">-Livello di Applicazione</text:p>
      <text:p text:style-name="P4">Di rilievo sono il protocollo utilizzato dal livello di Rete (IP-&gt;Internet Protocol) e i protocolli del livello di Trasporto (UDP e TCP). Un altro esempio di protocollo è quello utilizzato dal livello di trasferimento, l'HTTP-&gt;Hypertext Transfer Protocol. </text:p>
      <text:p text:style-name="P2"/>
      <text:list xml:id="list30392088" text:continue-numbering="true" text:style-name="L1">
        <text:list-item>
          <text:p text:style-name="P3">Linguaggio di Programmazione e di Markup</text:p>
        </text:list-item>
      </text:list>
      <text:p text:style-name="P4">Il primo rappresenta un metodo per istruire un elaboratore in maniera sequenziale e non su come eseguire una data funzione di calcolo. Il linguaggio di markup invece si basa sulla distinzione tra contenuto, struttura logica e rappresentazione delle pagine, interpretate poi dal Browser.</text:p>
      <text:p text:style-name="P2"/>
      <text:list xml:id="list30378987" text:continue-numbering="true" text:style-name="L1">
        <text:list-item>
          <text:p text:style-name="P3">Elementi stilistici inseriti in un file html</text:p>
        </text:list-item>
      </text:list>
      <text:p text:style-name="P4">Il modo moderno per inserire elementi stilistici in un file HTML è mediante l'integrazione del CSS.</text:p>
      <text:p text:style-name="P4">Nella &lt;head&gt; &lt;/head&gt; del documento HTML di inserisce il tag</text:p>
      <text:p text:style-name="P4"><text:tab/><text:tab/>&lt;link rel=”stylesheet” type=”text/css” href=”style.css”&gt;<text:tab/></text:p>
      <text:p text:style-name="P4">Dopodichè in un file separato nominato 'style.css' che è bene si trovi nella stessa cartella del file html che ne fa riferimento, posso compilare lo style per i vari tag mediante l'utilizzo della seguente formattazione: </text:p>
      <text:p text:style-name="P4"/>
      <text:p text:style-name="P4">body{</text:p>
      <text:p text:style-name="P4"><text:tab/>color: red;</text:p>
      <text:p text:style-name="P4"><text:tab/>font-size: 20px</text:p>
      <text:p text:style-name="P4">}</text:p>
      <text:p text:style-name="P4">E' inoltre possibile definire elementi stilistici singoli per ogni tipo di tag mediante l'utilizzo del costrutto class: <text:s text:c="2"/>&lt;h1 class=”mioStile”&gt; <text:s text:c="3"/>.mioStile{color: yellow;}</text:p>
      <text:p text:style-name="P2"/>
      <text:list xml:id="list30389023" text:continue-numbering="true" text:style-name="L1">
        <text:list-item>
          <text:p text:style-name="P3"><text:soft-page-break/>Metodi Javascript per cercare elementi HTML nel DOM</text:p>
        </text:list-item>
      </text:list>
      <text:p text:style-name="P4">Posso cercare gli elementi tramite diversi approcci:</text:p>
      <text:list xml:id="list9019233413738994722" text:style-name="L2">
        <text:list-item>
          <text:p text:style-name="P6">document.getElementById('id').innerHTML <text:s/>→ mi permette di recuperare un elemento nel DOM mediante il suo id univoco</text:p>
          <text:p text:style-name="P6">document.getElementByName('nome').innerHTML <text:s/>→ mi permette di recuperare un elemento nel DOM mediante il suo name=”checkBox”</text:p>
        </text:list-item>
        <text:list-item>
          <text:p text:style-name="P6">document.getElementByTagsName('p').innerHTML <text:s/>→ mi permette di recuperare multipli elementi nel DOM mediante il loro tag. </text:p>
        </text:list-item>
        <text:list-item>
          <text:p text:style-name="P6">document.getElementByClassName('miaClass').innerHTML <text:s/>→ mi permette di recuperare multipli elementi nel DOM mediante il tag personalizzato 'miaClass'. </text:p>
        </text:list-item>
      </text:list>
      <text:p text:style-name="P4"/>
      <text:list xml:id="list30382771" text:continue-list="list30389023" text:style-name="L1">
        <text:list-header>
          <text:p text:style-name="P5"/>
        </text:list-header>
        <text:list-item>
          <text:p text:style-name="P3">Tipologie WebStorage</text:p>
        </text:list-item>
      </text:list>
      <text:p text:style-name="P4">Per poter immagazzinare informazioni all'interno della mia pagina Web posso utilizzare degli strumenti messi a disposizione dal browser stesso che sono il localStorage ed il sessionStorage. Il local è permanente, non si cancella dopo il riavvio del browser o del OS ma deve essere manualmente cancellato se si vuole svuotare; al contrario, il session dura il tempo in cui la pagina è aperta, non si cancella con il refresh della pagina ma dura solo fino a quando non chiudo la webpage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lene </meta:initial-creator>
    <meta:creation-date>2021-04-30T09:04:07.23</meta:creation-date>
    <meta:generator>OpenOffice/4.1.7$Win32 OpenOffice.org_project/417m1$Build-9800</meta:generator>
    <dc:date>2021-04-30T10:16:13.16</dc:date>
    <dc:creator>Selene </dc:creator>
    <meta:editing-duration>PT1H12M7S</meta:editing-duration>
    <meta:editing-cycles>2</meta:editing-cycles>
    <meta:document-statistic meta:table-count="0" meta:image-count="0" meta:object-count="0" meta:page-count="2" meta:paragraph-count="46" meta:word-count="704" meta:character-count="4833"/>
  </office:meta>
</office:document-meta>
</file>